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177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620">
            <text:p>76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ylus avellana nu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2000000000000002">
            <text:p>−6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Fischer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3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Quercus sp. roo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000000000000002">
            <text:p>−6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Fischer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4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Hedera helix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Fischer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415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550">
            <text:p>7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ylus avellana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Fischer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178</text:p>
          </table:table-cell>
          <table:table-cell table:style-name="ACE-0" office:value-type="float" office:value="56.25">
            <text:p>56.25</text:p>
          </table:table-cell>
          <table:table-cell table:style-name="ACE-0" office:value-type="float" office:value="10.42">
            <text:p>10.42</text:p>
          </table:table-cell>
          <table:table-cell table:style-name="ACE-0" office:value-type="float" office:value="7390">
            <text:p>73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Antl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FischerEtal200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681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60">
            <text:p>386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50">
            <text:p>385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6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4600">
            <text:p>46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7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4910">
            <text:p>49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8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240">
            <text:p>72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 gibb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89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0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bula gibb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6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Alnus glutinosa ste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997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 from lake deposi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0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480">
            <text:p>54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erastoderma and Littori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erastoderma and Littorina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002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3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5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4000000000000004">
            <text:p>−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6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Ostre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237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7990">
            <text:p>7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and 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594</text:p>
          </table:table-cell>
          <table:table-cell table:style-name="ACE-0" office:value-type="float" office:value="56.310000000000002">
            <text:p>56.31</text:p>
          </table:table-cell>
          <table:table-cell table:style-name="ACE-0" office:value-type="float" office:value="10.050000000000001">
            <text:p>10.05</text:p>
          </table:table-cell>
          <table:table-cell table:style-name="ACE-0" office:value-type="float" office:value="4030">
            <text:p>403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erastoderma edule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61</text:p>
          </table:table-cell>
          <table:table-cell table:style-name="ACE-0" office:value-type="float" office:value="56.159999999999997">
            <text:p>56.16</text:p>
          </table:table-cell>
          <table:table-cell table:style-name="ACE-0" office:value-type="float" office:value="10.710000000000001">
            <text:p>10.71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edulis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PetersenRasmusse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107</text:p>
          </table:table-cell>
          <table:table-cell table:style-name="ACE-0" office:value-type="float" office:value="56">
            <text:p>56</text:p>
          </table:table-cell>
          <table:table-cell table:style-name="ACE-0" office:value-type="float" office:value="10.23">
            <text:p>10.23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RahbekRasmussen199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2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rtica island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8.199999999999999">
            <text:p>−28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4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2860">
            <text:p>28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ucula nucle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9.699999999999999">
            <text:p>−29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6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7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8240">
            <text:p>8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99999999999999">
            <text:p>−17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051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35">
            <text:p>10.35</text:p>
          </table:table-cell>
          <table:table-cell table:style-name="ACE-0" office:value-type="float" office:value="3290">
            <text:p>3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ucula nucleu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">
            <text:p>−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8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5085">
            <text:p>50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6000000000000005">
            <text:p>−0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9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4">
            <text:p>−1.5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6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015">
            <text:p>60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46677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6385">
            <text:p>63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84999999999999998">
            <text:p>−0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084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915">
            <text:p>5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2999999999999999">
            <text:p>−0.4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2085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599999999999998">
            <text:p>−2.7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700">
            <text:p>5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600000000000001">
            <text:p>−2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4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1699999999999999">
            <text:p>−1.1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2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7220">
            <text:p>7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0999999999999996">
            <text:p>−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3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089999999999999997">
            <text:p>−0.0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1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30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5505">
            <text:p>55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528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0899999999999999">
            <text:p>−2.0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0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99999999999998">
            <text:p>−3.8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1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2000000000000002">
            <text:p>−5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242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30000000000001">
            <text:p>10.63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400000000000002">
            <text:p>−2.7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6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3499999999999996">
            <text:p>−5.3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7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5825">
            <text:p>5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378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6000000000000001">
            <text:p>−0.7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2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00000000000001">
            <text:p>−3.37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9463</text:p>
          </table:table-cell>
          <table:table-cell table:style-name="ACE-0" office:value-type="float" office:value="55.890000000000001">
            <text:p>55.89</text:p>
          </table:table-cell>
          <table:table-cell table:style-name="ACE-0" office:value-type="float" office:value="10.6">
            <text:p>10.6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Wood i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0181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5899999999999999">
            <text:p>−2.5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Sander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5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6565">
            <text:p>65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399999999999999">
            <text:p>−24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6</text:p>
          </table:table-cell>
          <table:table-cell table:style-name="ACE-0" office:value-type="float" office:value="56.100000000000001">
            <text:p>56.1</text:p>
          </table:table-cell>
          <table:table-cell table:style-name="ACE-0" office:value-type="float" office:value="10.449999999999999">
            <text:p>10.45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5">
            <text:p>−2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7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Turritella commun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199999999999999">
            <text:p>−24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7848</text:p>
          </table:table-cell>
          <table:table-cell table:style-name="ACE-0" office:value-type="float" office:value="56.119999999999997">
            <text:p>56.12</text:p>
          </table:table-cell>
          <table:table-cell table:style-name="ACE-0" office:value-type="float" office:value="10.43">
            <text:p>10.43</text:p>
          </table:table-cell>
          <table:table-cell table:style-name="ACE-0" office:value-type="float" office:value="8290">
            <text:p>82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erastoderma edul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800000000000001">
            <text:p>−25.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JensenBennik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10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58]" office:value-type="float" office:value="0">
            <text:p>0</text:p>
          </table:table-cell>
          <table:table-cell table:style-name="ACE-0" table:formula="of:=[.Z58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9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59]" office:value-type="float" office:value="0">
            <text:p>0</text:p>
          </table:table-cell>
          <table:table-cell table:style-name="ACE-0" table:formula="of:=[.Z59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8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0]" office:value-type="float" office:value="0">
            <text:p>0</text:p>
          </table:table-cell>
          <table:table-cell table:style-name="ACE-0" table:formula="of:=[.Z60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">
            <text:p>1.8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5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1]" office:value-type="float" office:value="0">
            <text:p>0</text:p>
          </table:table-cell>
          <table:table-cell table:style-name="ACE-0" table:formula="of:=[.Z61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7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2]" office:value-type="float" office:value="0">
            <text:p>0</text:p>
          </table:table-cell>
          <table:table-cell table:style-name="ACE-0" table:formula="of:=[.Z62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6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3]" office:value-type="float" office:value="0">
            <text:p>0</text:p>
          </table:table-cell>
          <table:table-cell table:style-name="ACE-0" table:formula="of:=[.Z63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4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4]" office:value-type="float" office:value="0">
            <text:p>0</text:p>
          </table:table-cell>
          <table:table-cell table:style-name="ACE-0" table:formula="of:=[.Z64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3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5]" office:value-type="float" office:value="0">
            <text:p>0</text:p>
          </table:table-cell>
          <table:table-cell table:style-name="ACE-0" table:formula="of:=[.Z65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2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6]" office:value-type="float" office:value="0">
            <text:p>0</text:p>
          </table:table-cell>
          <table:table-cell table:style-name="ACE-0" table:formula="of:=[.Z66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01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59">
            <text:p>10.59</text:p>
          </table:table-cell>
          <table:table-cell table:style-name="ACE-0" table:formula="of:=[.Y67]" office:value-type="float" office:value="0">
            <text:p>0</text:p>
          </table:table-cell>
          <table:table-cell table:style-name="ACE-0" table:formula="of:=[.Z67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amso_Bel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amso_Belt-11</text:p>
          </table:table-cell>
          <table:table-cell table:style-name="ACE-0" office:value-type="float" office:value="55.93">
            <text:p>55.93</text:p>
          </table:table-cell>
          <table:table-cell table:style-name="ACE-0" office:value-type="float" office:value="10.6">
            <text:p>10.6</text:p>
          </table:table-cell>
          <table:table-cell table:style-name="ACE-0" table:formula="of:=[.Y68]" office:value-type="float" office:value="0">
            <text:p>0</text:p>
          </table:table-cell>
          <table:table-cell table:style-name="ACE-0" table:formula="of:=[.Z68]/2" office:value-type="float" office:value="0">
            <text:p>0</text:p>
          </table:table-cell>
          <table:table-cell table:style-name="ACE-0" office:value-type="string">
            <text:p>Sample size for OSL dating: 20 cm long cylinder with a diameter of 5 cm.</text:p>
          </table:table-cell>
          <table:table-cell table:style-name="ACE-0"/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34292856398964489">
            <text:p>0.3429286</text:p>
          </table:table-cell>
          <table:table-cell table:style-name="ACE-0" office:value-type="float" office:value="0.34292856398964489">
            <text:p>0.342928563989645</text:p>
          </table:table-cell>
          <table:table-cell table:style-name="ACE-0" office:value-type="string">
            <text:p>HedeEtal2015</text:p>
          </table:table-cell>
          <table:table-cell table:number-columns-repeated="240" table:style-name="ACE-0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4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26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64504">
          <table:table-cell table:number-columns-repeated="256"/>
        </table:table-row>
        <table:table-row table:style-name="AROW-0" table:number-rows-repeated="100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" gnm:cursor-row="1">
          <gnm:selection gnm:start-col="1" gnm:start-row="1" gnm:end-col="1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6:14:5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